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table:style-name="Default" office:value-type="string">
            <text:p>Prio</text:p>
          </table:table-cell>
          <table:table-cell table:style-name="Default" office:value-type="string">
            <text:p>Topic</text:p>
          </table:table-cell>
          <table:table-cell table:style-name="Default" office:value-type="string">
            <text:p>Gemeldet von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CSS-Styles löschen wegen IE Problem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Erfasste Artikel in Artikelerfassung anzeigen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Bacodeleser auf farbigem Papier test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SV-Datei einer Liste exportier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SV-Dateien aller Listen exportieren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Nachrichten an Verkäufer schicken, die News erhalten woll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e Benutzer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 registrierte und neu abgeschlossene List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e Nachricht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PLZ-Eingabe sucht automatisch den Ort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Liste freigeben. Beim Freigeben alle Artikel löschen und Korbfarbe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SV-Dateien alter Listen einles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ontact Seite um Nachrichten an Börse Burgthann zu send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Hilfe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Über uns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Öffentliche News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hange im Profil um das Avatar zu ändern</text:p>
          </table:table-cell>
          <table:table-cell table:style-name="Default" office:value-type="string">
            <text:p>Tina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Die csv-Datei in tmp-Verzeichnis speicher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sv-Dateien löschen wenn gesendet wurde</text:p>
          </table:table-cell>
          <table:table-cell table:style-name="Default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Liste suchen Verkäufer, freie, registrierte, event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Benutzer suchen</text:p>
          </table:table-cell>
          <table:table-cell/>
        </table:table-row>
        <table:table-row table:style-name="ro2">
          <table:table-cell/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bgeschlossene Listen in Listenübersicht grün kennzeichn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/>
          <table:table-cell table:style-name="ce2" office:value-type="string">
            <text:p>Unsicher, ob Korbfarbe gespeichert wurde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Eigene Schaltfläche 'abmelden'</text:p>
          </table:table-cell>
          <table:table-cell table:style-name="ce2" office:value-type="string">
            <text:p>Bernd</text:p>
          </table:table-cell>
        </table:table-row>
        <table:table-row table:style-name="ro2">
          <table:table-cell/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4">
          <table:table-cell/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Infotexte von Deiner Besten eingeben, Termine, etc.</text:p>
          </table:table-cell>
          <table:table-cell/>
        </table:table-row>
        <table:table-row table:style-name="ro2">
          <table:table-cell/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2">
          <table:table-cell/>
          <table:table-cell office:value-type="string">
            <text:p>'Liste drucken' und 'Etiketten drucken' Links erst wenn Liste verschickt wurd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27T23:30:46</dc:date>
    <dc:creator>Pierre Sugar</dc:creator>
    <meta:editing-duration>P8DT4H23M34S</meta:editing-duration>
    <meta:editing-cycles>26</meta:editing-cycles>
    <meta:generator>LibreOffice/3.5$Linux_X86_64 LibreOffice_project/350m1$Build-2</meta:generator>
    <meta:printed-by>Pierre Sugar</meta:printed-by>
    <meta:print-date>2013-07-22T22:59:53</meta:print-date>
    <meta:document-statistic meta:table-count="3" meta:cell-count="99" meta:object-count="0"/>
  </office:meta>
</office:document-meta>
</file>